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bcf85" officeooo:paragraph-rsid="000bcf85"/>
    </style:style>
    <style:style style:name="P2" style:family="paragraph" style:parent-style-name="Standard">
      <style:text-properties officeooo:rsid="000bcf85" officeooo:paragraph-rsid="000bc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 : </text:p>
      <text:p text:style-name="P2">Créer un bot discord permettant de gérer un rp discord en texte avec prise en compte des combats, des quetes, des pnj,</text:p>
      <text:p text:style-name="P2"/>
      <text:p text:style-name="P2"/>
      <text:p text:style-name="P2">Systeme de combat : </text:p>
      <text:p text:style-name="P2">Combat au tour par tour, les joueurs auront accès a 4 choix .</text:p>
      <text:p text:style-name="P2"/>
      <text:p text:style-name="P2"/>
      <text:p text:style-name="P2"/>
      <text:p text:style-name="P2">Quetes :</text:p>
      <text:p text:style-name="P2"/>
      <text:p text:style-name="P2"/>
      <text:p text:style-name="P2"/>
      <text:p text:style-name="P2">Donjons : </text:p>
      <text:p text:style-name="P2"/>
      <text:p text:style-name="P2"/>
      <text:p text:style-name="P2">PNJ : </text:p>
      <text:p text:style-name="P2"/>
      <text:p text:style-name="P2">Boutique :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cf85" officeooo:paragraph-rsid="000bcf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RSONA DRE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5T10:49:31.618000000</dc:date>
    <meta:editing-duration>PT3M42S</meta:editing-duration>
    <meta:editing-cycles>1</meta:editing-cycles>
    <meta:document-statistic meta:table-count="0" meta:image-count="0" meta:object-count="0" meta:page-count="1" meta:paragraph-count="9" meta:word-count="53" meta:character-count="268" meta:non-whitespace-character-count="219"/>
    <meta:generator>LibreOffice/7.3.4.2$Windows_X86_64 LibreOffice_project/728fec16bd5f605073805c3c9e7c4212a0120dc5</meta:generator>
  </office:meta>
</office:document-meta>
</file>